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7.97mm"/>
    </style:style>
    <style:style style:name="co2" style:family="table-column">
      <style:table-column-properties fo:break-before="auto" style:column-width="24.04mm"/>
    </style:style>
    <style:style style:name="co3" style:family="table-column">
      <style:table-column-properties fo:break-before="auto" style:column-width="20.5mm"/>
    </style:style>
    <style:style style:name="co4" style:family="table-column">
      <style:table-column-properties fo:break-before="auto" style:column-width="22.4mm"/>
    </style:style>
    <style:style style:name="co5" style:family="table-column">
      <style:table-column-properties fo:break-before="auto" style:column-width="21.59mm"/>
    </style:style>
    <style:style style:name="co6" style:family="table-column">
      <style:table-column-properties fo:break-before="auto" style:column-width="25.4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19.14mm"/>
    </style:style>
    <style:style style:name="co9" style:family="table-column">
      <style:table-column-properties fo:break-before="auto" style:column-width="21.04mm"/>
    </style:style>
    <style:style style:name="co10" style:family="table-column">
      <style:table-column-properties fo:break-before="auto" style:column-width="27.04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"/>
    <style:style style:name="ce4" style:family="table-cell" style:parent-style-name="Default" style:data-style-name="N11"/>
    <style:style style:name="ce2" style:family="table-cell" style:parent-style-name="Default" style:data-style-name="N2"/>
    <style:style style:name="ce6" style:family="table-cell" style:parent-style-name="Default" style:data-style-name="N122"/>
  </office:automatic-styles>
  <office:body>
    <office:spreadsheet>
      <table:calculation-settings table:automatic-find-labels="false" table:use-regular-expressions="false" table:use-wildcards="true"/>
      <table:table table:name="aaa37073.p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3" table:default-cell-style-name="ce4"/>
        <table:table-column table:style-name="co3" table:default-cell-style-name="Default"/>
        <table:table-column table:style-name="co10" table:default-cell-style-name="Default"/>
        <table:table-column table:style-name="co11" table:default-cell-style-name="ce6"/>
        <table:table-row table:style-name="ro1">
          <table:table-cell office:value-type="string" calcext:value-type="string">
            <text:p>nro</text:p>
          </table:table-cell>
          <table:table-cell office:value-type="string" calcext:value-type="string">
            <text:p>Pixel Original</text:p>
          </table:table-cell>
          <table:table-cell office:value-type="string" calcext:value-type="string">
            <text:p>Pixel Corte</text:p>
          </table:table-cell>
          <table:table-cell office:value-type="string" calcext:value-type="string">
            <text:p>Nro Vertices</text:p>
          </table:table-cell>
          <table:table-cell office:value-type="string" calcext:value-type="string">
            <text:p>Nro Arestas</text:p>
          </table:table-cell>
          <table:table-cell office:value-type="string" calcext:value-type="string">
            <text:p>Nro Particulas</text:p>
          </table:table-cell>
          <table:table-cell office:value-type="string" calcext:value-type="string">
            <text:p>Corte Acerto</text:p>
          </table:table-cell>
          <table:table-cell office:value-type="string" calcext:value-type="string">
            <text:p>Corte Erro</text:p>
          </table:table-cell>
          <table:table-cell office:value-type="string" calcext:value-type="string">
            <text:p>Pixel Cinza</text:p>
          </table:table-cell>
          <table:table-cell office:value-type="string" calcext:value-type="string">
            <text:p>Pixel Errado</text:p>
          </table:table-cell>
          <table:table-cell table:style-name="Default"/>
          <table:table-cell office:value-type="string" calcext:value-type="string">
            <text:p>Pixel Certo</text:p>
          </table:table-cell>
          <table:table-cell office:value-type="string" calcext:value-type="string">
            <text:p>Tempo</text:p>
          </table:table-cell>
          <table:table-cell table:style-name="Default"/>
        </table:table-row>
        <table:table-row table:style-name="ro1">
          <table:table-cell office:value-type="string" calcext:value-type="string">
            <text:p>Med</text:p>
          </table:table-cell>
          <table:table-cell table:number-columns-repeated="8"/>
          <table:table-cell table:style-name="ce1" table:formula="of:=AVERAGE([.J4:.J32])" office:value-type="float" office:value="1284.86206896552" calcext:value-type="float">
            <text:p>1285</text:p>
          </table:table-cell>
          <table:table-cell table:style-name="ce1"/>
          <table:table-cell/>
          <table:table-cell table:style-name="ce2" table:formula="of:=AVERAGE([.M4:.M32])" office:value-type="float" office:value="385.516444962621" calcext:value-type="float">
            <text:p>385,52</text:p>
          </table:table-cell>
          <table:table-cell table:style-name="Default" table:formula="of:=([.J2]/([.B4]-[.I4]))" office:value-type="float" office:value="0.00839159358751719" calcext:value-type="float">
            <text:p>0,008391593587517</text:p>
          </table:table-cell>
        </table:table-row>
        <table:table-row table:style-name="ro1">
          <table:table-cell office:value-type="string" calcext:value-type="string">
            <text:p>DV</text:p>
          </table:table-cell>
          <table:table-cell table:number-columns-repeated="8"/>
          <table:table-cell table:style-name="ce1" table:formula="of:=STDEV([.J4:.J32])" office:value-type="float" office:value="46.1818796699768" calcext:value-type="float">
            <text:p>46</text:p>
          </table:table-cell>
          <table:table-cell table:formula="of:=AVERAGE([.K4:.K32])" office:value-type="percentage" office:value="0.00839159358751718" calcext:value-type="percentage">
            <text:p>0,84%</text:p>
          </table:table-cell>
          <table:table-cell/>
          <table:table-cell table:style-name="ce2" table:formula="of:=STDEV([.M4:.M32])" office:value-type="float" office:value="69.9563836593528" calcext:value-type="float">
            <text:p>69,96</text:p>
          </table:table-cell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4401" calcext:value-type="float">
            <text:p>154401</text:p>
          </table:table-cell>
          <table:table-cell office:value-type="float" office:value="63664" calcext:value-type="float">
            <text:p>63664</text:p>
          </table:table-cell>
          <table:table-cell office:value-type="float" office:value="5665" calcext:value-type="float">
            <text:p>5665</text:p>
          </table:table-cell>
          <table:table-cell office:value-type="float" office:value="624396" calcext:value-type="float">
            <text:p>624396</text:p>
          </table:table-cell>
          <table:table-cell office:value-type="float" office:value="2586" calcext:value-type="float">
            <text:p>2586</text:p>
          </table:table-cell>
          <table:table-cell office:value-type="float" office:value="61129" calcext:value-type="float">
            <text:p>61129</text:p>
          </table:table-cell>
          <table:table-cell office:value-type="float" office:value="1250" calcext:value-type="float">
            <text:p>1250</text:p>
          </table:table-cell>
          <table:table-cell office:value-type="float" office:value="1288" calcext:value-type="float">
            <text:p>1288</text:p>
          </table:table-cell>
          <table:table-cell office:value-type="float" office:value="1250" calcext:value-type="float">
            <text:p>1250</text:p>
          </table:table-cell>
          <table:table-cell table:formula="of:=([.J4]/([.B4]-[.I4]))" office:value-type="percentage" office:value="0.00816390508970499" calcext:value-type="percentage">
            <text:p>0,82%</text:p>
          </table:table-cell>
          <table:table-cell office:value-type="float" office:value="151863" calcext:value-type="float">
            <text:p>151863</text:p>
          </table:table-cell>
          <table:table-cell office:value-type="float" office:value="331.867801905" calcext:value-type="float">
            <text:p>331,867801905</text:p>
          </table:table-cell>
          <table:table-cell table:formula="of:=([.K4]-[.$K$3])^2" office:value-type="percentage" office:value="0.0000000518420520359697" calcext:value-type="percentage">
            <text:p>0,00000518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4401" calcext:value-type="float">
            <text:p>154401</text:p>
          </table:table-cell>
          <table:table-cell office:value-type="float" office:value="63664" calcext:value-type="float">
            <text:p>63664</text:p>
          </table:table-cell>
          <table:table-cell office:value-type="float" office:value="5665" calcext:value-type="float">
            <text:p>5665</text:p>
          </table:table-cell>
          <table:table-cell office:value-type="float" office:value="624396" calcext:value-type="float">
            <text:p>624396</text:p>
          </table:table-cell>
          <table:table-cell office:value-type="float" office:value="2586" calcext:value-type="float">
            <text:p>2586</text:p>
          </table:table-cell>
          <table:table-cell office:value-type="float" office:value="61081" calcext:value-type="float">
            <text:p>61081</text:p>
          </table:table-cell>
          <table:table-cell office:value-type="float" office:value="1298" calcext:value-type="float">
            <text:p>1298</text:p>
          </table:table-cell>
          <table:table-cell office:value-type="float" office:value="1288" calcext:value-type="float">
            <text:p>1288</text:p>
          </table:table-cell>
          <table:table-cell office:value-type="float" office:value="1298" calcext:value-type="float">
            <text:p>1298</text:p>
          </table:table-cell>
          <table:table-cell table:formula="of:=([.J5]/([.B5]-[.I5]))" office:value-type="percentage" office:value="0.00847739904514966" calcext:value-type="percentage">
            <text:p>0,85%</text:p>
          </table:table-cell>
          <table:table-cell office:value-type="float" office:value="151815" calcext:value-type="float">
            <text:p>151815</text:p>
          </table:table-cell>
          <table:table-cell office:value-type="float" office:value="386.160290003" calcext:value-type="float">
            <text:p>386,160290003</text:p>
          </table:table-cell>
          <table:table-cell table:formula="of:=([.K5]-[.$K$3])^2" office:value-type="percentage" office:value="0.00000000736257655952023" calcext:value-type="percentage">
            <text:p>0,00000074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4401" calcext:value-type="float">
            <text:p>154401</text:p>
          </table:table-cell>
          <table:table-cell office:value-type="float" office:value="63664" calcext:value-type="float">
            <text:p>63664</text:p>
          </table:table-cell>
          <table:table-cell office:value-type="float" office:value="5665" calcext:value-type="float">
            <text:p>5665</text:p>
          </table:table-cell>
          <table:table-cell office:value-type="float" office:value="624396" calcext:value-type="float">
            <text:p>624396</text:p>
          </table:table-cell>
          <table:table-cell office:value-type="float" office:value="2586" calcext:value-type="float">
            <text:p>2586</text:p>
          </table:table-cell>
          <table:table-cell office:value-type="float" office:value="61089" calcext:value-type="float">
            <text:p>61089</text:p>
          </table:table-cell>
          <table:table-cell office:value-type="float" office:value="1290" calcext:value-type="float">
            <text:p>1290</text:p>
          </table:table-cell>
          <table:table-cell office:value-type="float" office:value="1288" calcext:value-type="float">
            <text:p>1288</text:p>
          </table:table-cell>
          <table:table-cell office:value-type="float" office:value="1290" calcext:value-type="float">
            <text:p>1290</text:p>
          </table:table-cell>
          <table:table-cell table:formula="of:=([.J6]/([.B6]-[.I6]))" office:value-type="percentage" office:value="0.00842515005257555" calcext:value-type="percentage">
            <text:p>0,84%</text:p>
          </table:table-cell>
          <table:table-cell office:value-type="float" office:value="151823" calcext:value-type="float">
            <text:p>151823</text:p>
          </table:table-cell>
          <table:table-cell office:value-type="float" office:value="303.439123869" calcext:value-type="float">
            <text:p>303,439123869</text:p>
          </table:table-cell>
          <table:table-cell table:formula="of:=([.K6]-[.$K$3])^2" office:value-type="percentage" office:value="0.0000000011260363472139" calcext:value-type="percentage">
            <text:p>0,00000011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4401" calcext:value-type="float">
            <text:p>154401</text:p>
          </table:table-cell>
          <table:table-cell office:value-type="float" office:value="63664" calcext:value-type="float">
            <text:p>63664</text:p>
          </table:table-cell>
          <table:table-cell office:value-type="float" office:value="5665" calcext:value-type="float">
            <text:p>5665</text:p>
          </table:table-cell>
          <table:table-cell office:value-type="float" office:value="624396" calcext:value-type="float">
            <text:p>624396</text:p>
          </table:table-cell>
          <table:table-cell office:value-type="float" office:value="2586" calcext:value-type="float">
            <text:p>2586</text:p>
          </table:table-cell>
          <table:table-cell office:value-type="float" office:value="61072" calcext:value-type="float">
            <text:p>61072</text:p>
          </table:table-cell>
          <table:table-cell office:value-type="float" office:value="1307" calcext:value-type="float">
            <text:p>1307</text:p>
          </table:table-cell>
          <table:table-cell office:value-type="float" office:value="1288" calcext:value-type="float">
            <text:p>1288</text:p>
          </table:table-cell>
          <table:table-cell office:value-type="float" office:value="1307" calcext:value-type="float">
            <text:p>1307</text:p>
          </table:table-cell>
          <table:table-cell table:formula="of:=([.J7]/([.B7]-[.I7]))" office:value-type="percentage" office:value="0.00853617916179554" calcext:value-type="percentage">
            <text:p>0,85%</text:p>
          </table:table-cell>
          <table:table-cell office:value-type="float" office:value="151806" calcext:value-type="float">
            <text:p>151806</text:p>
          </table:table-cell>
          <table:table-cell office:value-type="float" office:value="414.452931166" calcext:value-type="float">
            <text:p>414,452931166</text:p>
          </table:table-cell>
          <table:table-cell table:formula="of:=([.K7]-[.$K$3])^2" office:value-type="percentage" office:value="0.0000000209049882894037" calcext:value-type="percentage">
            <text:p>0,00000209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4401" calcext:value-type="float">
            <text:p>154401</text:p>
          </table:table-cell>
          <table:table-cell office:value-type="float" office:value="63664" calcext:value-type="float">
            <text:p>63664</text:p>
          </table:table-cell>
          <table:table-cell office:value-type="float" office:value="5665" calcext:value-type="float">
            <text:p>5665</text:p>
          </table:table-cell>
          <table:table-cell office:value-type="float" office:value="624396" calcext:value-type="float">
            <text:p>624396</text:p>
          </table:table-cell>
          <table:table-cell office:value-type="float" office:value="2586" calcext:value-type="float">
            <text:p>2586</text:p>
          </table:table-cell>
          <table:table-cell office:value-type="float" office:value="61072" calcext:value-type="float">
            <text:p>61072</text:p>
          </table:table-cell>
          <table:table-cell office:value-type="float" office:value="1307" calcext:value-type="float">
            <text:p>1307</text:p>
          </table:table-cell>
          <table:table-cell office:value-type="float" office:value="1288" calcext:value-type="float">
            <text:p>1288</text:p>
          </table:table-cell>
          <table:table-cell office:value-type="float" office:value="1307" calcext:value-type="float">
            <text:p>1307</text:p>
          </table:table-cell>
          <table:table-cell table:formula="of:=([.J8]/([.B8]-[.I8]))" office:value-type="percentage" office:value="0.00853617916179554" calcext:value-type="percentage">
            <text:p>0,85%</text:p>
          </table:table-cell>
          <table:table-cell office:value-type="float" office:value="151806" calcext:value-type="float">
            <text:p>151806</text:p>
          </table:table-cell>
          <table:table-cell office:value-type="float" office:value="307.248656988" calcext:value-type="float">
            <text:p>307,248656988</text:p>
          </table:table-cell>
          <table:table-cell table:formula="of:=([.K8]-[.$K$3])^2" office:value-type="percentage" office:value="0.0000000209049882894037" calcext:value-type="percentage">
            <text:p>0,00000209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4401" calcext:value-type="float">
            <text:p>154401</text:p>
          </table:table-cell>
          <table:table-cell office:value-type="float" office:value="63664" calcext:value-type="float">
            <text:p>63664</text:p>
          </table:table-cell>
          <table:table-cell office:value-type="float" office:value="5665" calcext:value-type="float">
            <text:p>5665</text:p>
          </table:table-cell>
          <table:table-cell office:value-type="float" office:value="624396" calcext:value-type="float">
            <text:p>624396</text:p>
          </table:table-cell>
          <table:table-cell office:value-type="float" office:value="2586" calcext:value-type="float">
            <text:p>2586</text:p>
          </table:table-cell>
          <table:table-cell office:value-type="float" office:value="61072" calcext:value-type="float">
            <text:p>61072</text:p>
          </table:table-cell>
          <table:table-cell office:value-type="float" office:value="1307" calcext:value-type="float">
            <text:p>1307</text:p>
          </table:table-cell>
          <table:table-cell office:value-type="float" office:value="1288" calcext:value-type="float">
            <text:p>1288</text:p>
          </table:table-cell>
          <table:table-cell office:value-type="float" office:value="1307" calcext:value-type="float">
            <text:p>1307</text:p>
          </table:table-cell>
          <table:table-cell table:formula="of:=([.J9]/([.B9]-[.I9]))" office:value-type="percentage" office:value="0.00853617916179554" calcext:value-type="percentage">
            <text:p>0,85%</text:p>
          </table:table-cell>
          <table:table-cell office:value-type="float" office:value="151806" calcext:value-type="float">
            <text:p>151806</text:p>
          </table:table-cell>
          <table:table-cell office:value-type="float" office:value="439.358243942" calcext:value-type="float">
            <text:p>439,358243942</text:p>
          </table:table-cell>
          <table:table-cell table:formula="of:=([.K9]-[.$K$3])^2" office:value-type="percentage" office:value="0.0000000209049882894037" calcext:value-type="percentage">
            <text:p>0,00000209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4401" calcext:value-type="float">
            <text:p>154401</text:p>
          </table:table-cell>
          <table:table-cell office:value-type="float" office:value="63664" calcext:value-type="float">
            <text:p>63664</text:p>
          </table:table-cell>
          <table:table-cell office:value-type="float" office:value="5665" calcext:value-type="float">
            <text:p>5665</text:p>
          </table:table-cell>
          <table:table-cell office:value-type="float" office:value="624396" calcext:value-type="float">
            <text:p>624396</text:p>
          </table:table-cell>
          <table:table-cell office:value-type="float" office:value="2586" calcext:value-type="float">
            <text:p>2586</text:p>
          </table:table-cell>
          <table:table-cell office:value-type="float" office:value="61140" calcext:value-type="float">
            <text:p>61140</text:p>
          </table:table-cell>
          <table:table-cell office:value-type="float" office:value="1239" calcext:value-type="float">
            <text:p>1239</text:p>
          </table:table-cell>
          <table:table-cell office:value-type="float" office:value="1288" calcext:value-type="float">
            <text:p>1288</text:p>
          </table:table-cell>
          <table:table-cell office:value-type="float" office:value="1239" calcext:value-type="float">
            <text:p>1239</text:p>
          </table:table-cell>
          <table:table-cell table:formula="of:=([.J10]/([.B10]-[.I10]))" office:value-type="percentage" office:value="0.00809206272491558" calcext:value-type="percentage">
            <text:p>0,81%</text:p>
          </table:table-cell>
          <table:table-cell office:value-type="float" office:value="151874" calcext:value-type="float">
            <text:p>151874</text:p>
          </table:table-cell>
          <table:table-cell office:value-type="float" office:value="551.872519016" calcext:value-type="float">
            <text:p>551,872519016</text:p>
          </table:table-cell>
          <table:table-cell table:formula="of:=([.K10]-[.$K$3])^2" office:value-type="percentage" office:value="0.0000000897187376508527" calcext:value-type="percentage">
            <text:p>0,00000897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4401" calcext:value-type="float">
            <text:p>154401</text:p>
          </table:table-cell>
          <table:table-cell office:value-type="float" office:value="63664" calcext:value-type="float">
            <text:p>63664</text:p>
          </table:table-cell>
          <table:table-cell office:value-type="float" office:value="5665" calcext:value-type="float">
            <text:p>5665</text:p>
          </table:table-cell>
          <table:table-cell office:value-type="float" office:value="624396" calcext:value-type="float">
            <text:p>624396</text:p>
          </table:table-cell>
          <table:table-cell office:value-type="float" office:value="2586" calcext:value-type="float">
            <text:p>2586</text:p>
          </table:table-cell>
          <table:table-cell office:value-type="float" office:value="61065" calcext:value-type="float">
            <text:p>61065</text:p>
          </table:table-cell>
          <table:table-cell office:value-type="float" office:value="1314" calcext:value-type="float">
            <text:p>1314</text:p>
          </table:table-cell>
          <table:table-cell office:value-type="float" office:value="1288" calcext:value-type="float">
            <text:p>1288</text:p>
          </table:table-cell>
          <table:table-cell office:value-type="float" office:value="1314" calcext:value-type="float">
            <text:p>1314</text:p>
          </table:table-cell>
          <table:table-cell table:formula="of:=([.J11]/([.B11]-[.I11]))" office:value-type="percentage" office:value="0.00858189703029788" calcext:value-type="percentage">
            <text:p>0,86%</text:p>
          </table:table-cell>
          <table:table-cell office:value-type="float" office:value="151799" calcext:value-type="float">
            <text:p>151799</text:p>
          </table:table-cell>
          <table:table-cell office:value-type="float" office:value="465.341207027" calcext:value-type="float">
            <text:p>465,341207027</text:p>
          </table:table-cell>
          <table:table-cell table:formula="of:=([.K11]-[.$K$3])^2" office:value-type="percentage" office:value="0.0000000362154003341906" calcext:value-type="percentage">
            <text:p>0,00000362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4401" calcext:value-type="float">
            <text:p>154401</text:p>
          </table:table-cell>
          <table:table-cell office:value-type="float" office:value="63664" calcext:value-type="float">
            <text:p>63664</text:p>
          </table:table-cell>
          <table:table-cell office:value-type="float" office:value="5665" calcext:value-type="float">
            <text:p>5665</text:p>
          </table:table-cell>
          <table:table-cell office:value-type="float" office:value="624396" calcext:value-type="float">
            <text:p>624396</text:p>
          </table:table-cell>
          <table:table-cell office:value-type="float" office:value="2586" calcext:value-type="float">
            <text:p>2586</text:p>
          </table:table-cell>
          <table:table-cell office:value-type="float" office:value="61141" calcext:value-type="float">
            <text:p>61141</text:p>
          </table:table-cell>
          <table:table-cell office:value-type="float" office:value="1238" calcext:value-type="float">
            <text:p>1238</text:p>
          </table:table-cell>
          <table:table-cell office:value-type="float" office:value="1288" calcext:value-type="float">
            <text:p>1288</text:p>
          </table:table-cell>
          <table:table-cell office:value-type="float" office:value="1238" calcext:value-type="float">
            <text:p>1238</text:p>
          </table:table-cell>
          <table:table-cell table:formula="of:=([.J12]/([.B12]-[.I12]))" office:value-type="percentage" office:value="0.00808553160084382" calcext:value-type="percentage">
            <text:p>0,81%</text:p>
          </table:table-cell>
          <table:table-cell office:value-type="float" office:value="151875" calcext:value-type="float">
            <text:p>151875</text:p>
          </table:table-cell>
          <table:table-cell office:value-type="float" office:value="470.94138217" calcext:value-type="float">
            <text:p>470,94138217</text:p>
          </table:table-cell>
          <table:table-cell table:formula="of:=([.K12]-[.$K$3])^2" office:value-type="percentage" office:value="0.0000000936739396864403" calcext:value-type="percentage">
            <text:p>0,00000937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4401" calcext:value-type="float">
            <text:p>154401</text:p>
          </table:table-cell>
          <table:table-cell office:value-type="float" office:value="63664" calcext:value-type="float">
            <text:p>63664</text:p>
          </table:table-cell>
          <table:table-cell office:value-type="float" office:value="5665" calcext:value-type="float">
            <text:p>5665</text:p>
          </table:table-cell>
          <table:table-cell office:value-type="float" office:value="624396" calcext:value-type="float">
            <text:p>624396</text:p>
          </table:table-cell>
          <table:table-cell office:value-type="float" office:value="2586" calcext:value-type="float">
            <text:p>2586</text:p>
          </table:table-cell>
          <table:table-cell office:value-type="float" office:value="61020" calcext:value-type="float">
            <text:p>61020</text:p>
          </table:table-cell>
          <table:table-cell office:value-type="float" office:value="1359" calcext:value-type="float">
            <text:p>1359</text:p>
          </table:table-cell>
          <table:table-cell office:value-type="float" office:value="1288" calcext:value-type="float">
            <text:p>1288</text:p>
          </table:table-cell>
          <table:table-cell office:value-type="float" office:value="1359" calcext:value-type="float">
            <text:p>1359</text:p>
          </table:table-cell>
          <table:table-cell table:formula="of:=([.J13]/([.B13]-[.I13]))" office:value-type="percentage" office:value="0.00887579761352727" calcext:value-type="percentage">
            <text:p>0,89%</text:p>
          </table:table-cell>
          <table:table-cell office:value-type="float" office:value="151754" calcext:value-type="float">
            <text:p>151754</text:p>
          </table:table-cell>
          <table:table-cell office:value-type="float" office:value="276.833890915" calcext:value-type="float">
            <text:p>276,833890915</text:p>
          </table:table-cell>
          <table:table-cell table:formula="of:=([.K13]-[.$K$3])^2" office:value-type="percentage" office:value="0.00000023445353880438" calcext:value-type="percentage">
            <text:p>0,00002345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4401" calcext:value-type="float">
            <text:p>154401</text:p>
          </table:table-cell>
          <table:table-cell office:value-type="float" office:value="63664" calcext:value-type="float">
            <text:p>63664</text:p>
          </table:table-cell>
          <table:table-cell office:value-type="float" office:value="5665" calcext:value-type="float">
            <text:p>5665</text:p>
          </table:table-cell>
          <table:table-cell office:value-type="float" office:value="624396" calcext:value-type="float">
            <text:p>624396</text:p>
          </table:table-cell>
          <table:table-cell office:value-type="float" office:value="2586" calcext:value-type="float">
            <text:p>2586</text:p>
          </table:table-cell>
          <table:table-cell office:value-type="float" office:value="61055" calcext:value-type="float">
            <text:p>61055</text:p>
          </table:table-cell>
          <table:table-cell office:value-type="float" office:value="1324" calcext:value-type="float">
            <text:p>1324</text:p>
          </table:table-cell>
          <table:table-cell office:value-type="float" office:value="1288" calcext:value-type="float">
            <text:p>1288</text:p>
          </table:table-cell>
          <table:table-cell office:value-type="float" office:value="1324" calcext:value-type="float">
            <text:p>1324</text:p>
          </table:table-cell>
          <table:table-cell table:formula="of:=([.J14]/([.B14]-[.I14]))" office:value-type="percentage" office:value="0.00864720827101552" calcext:value-type="percentage">
            <text:p>0,86%</text:p>
          </table:table-cell>
          <table:table-cell office:value-type="float" office:value="151789" calcext:value-type="float">
            <text:p>151789</text:p>
          </table:table-cell>
          <table:table-cell office:value-type="float" office:value="277.782026052" calcext:value-type="float">
            <text:p>277,782026052</text:p>
          </table:table-cell>
          <table:table-cell table:formula="of:=([.K14]-[.$K$3])^2" office:value-type="percentage" office:value="0.0000000653388664199613" calcext:value-type="percentage">
            <text:p>0,00000653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4401" calcext:value-type="float">
            <text:p>154401</text:p>
          </table:table-cell>
          <table:table-cell office:value-type="float" office:value="63664" calcext:value-type="float">
            <text:p>63664</text:p>
          </table:table-cell>
          <table:table-cell office:value-type="float" office:value="5665" calcext:value-type="float">
            <text:p>5665</text:p>
          </table:table-cell>
          <table:table-cell office:value-type="float" office:value="624396" calcext:value-type="float">
            <text:p>624396</text:p>
          </table:table-cell>
          <table:table-cell office:value-type="float" office:value="2586" calcext:value-type="float">
            <text:p>2586</text:p>
          </table:table-cell>
          <table:table-cell office:value-type="float" office:value="61150" calcext:value-type="float">
            <text:p>61150</text:p>
          </table:table-cell>
          <table:table-cell office:value-type="float" office:value="1229" calcext:value-type="float">
            <text:p>1229</text:p>
          </table:table-cell>
          <table:table-cell office:value-type="float" office:value="1288" calcext:value-type="float">
            <text:p>1288</text:p>
          </table:table-cell>
          <table:table-cell office:value-type="float" office:value="1229" calcext:value-type="float">
            <text:p>1229</text:p>
          </table:table-cell>
          <table:table-cell table:formula="of:=([.J15]/([.B15]-[.I15]))" office:value-type="percentage" office:value="0.00802675148419795" calcext:value-type="percentage">
            <text:p>0,80%</text:p>
          </table:table-cell>
          <table:table-cell office:value-type="float" office:value="151884" calcext:value-type="float">
            <text:p>151884</text:p>
          </table:table-cell>
          <table:table-cell office:value-type="float" office:value="388.848814011" calcext:value-type="float">
            <text:p>388,848814011</text:p>
          </table:table-cell>
          <table:table-cell table:formula="of:=([.K15]-[.$K$3])^2" office:value-type="percentage" office:value="0.000000133109760354399" calcext:value-type="percentage">
            <text:p>0,00001331%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4401" calcext:value-type="float">
            <text:p>154401</text:p>
          </table:table-cell>
          <table:table-cell office:value-type="float" office:value="63664" calcext:value-type="float">
            <text:p>63664</text:p>
          </table:table-cell>
          <table:table-cell office:value-type="float" office:value="5665" calcext:value-type="float">
            <text:p>5665</text:p>
          </table:table-cell>
          <table:table-cell office:value-type="float" office:value="624396" calcext:value-type="float">
            <text:p>624396</text:p>
          </table:table-cell>
          <table:table-cell office:value-type="float" office:value="2586" calcext:value-type="float">
            <text:p>2586</text:p>
          </table:table-cell>
          <table:table-cell office:value-type="float" office:value="61160" calcext:value-type="float">
            <text:p>61160</text:p>
          </table:table-cell>
          <table:table-cell office:value-type="float" office:value="1219" calcext:value-type="float">
            <text:p>1219</text:p>
          </table:table-cell>
          <table:table-cell office:value-type="float" office:value="1288" calcext:value-type="float">
            <text:p>1288</text:p>
          </table:table-cell>
          <table:table-cell office:value-type="float" office:value="1219" calcext:value-type="float">
            <text:p>1219</text:p>
          </table:table-cell>
          <table:table-cell table:formula="of:=([.J16]/([.B16]-[.I16]))" office:value-type="percentage" office:value="0.00796144024348031" calcext:value-type="percentage">
            <text:p>0,80%</text:p>
          </table:table-cell>
          <table:table-cell office:value-type="float" office:value="151894" calcext:value-type="float">
            <text:p>151894</text:p>
          </table:table-cell>
          <table:table-cell office:value-type="float" office:value="445.214667082" calcext:value-type="float">
            <text:p>445,214667082</text:p>
          </table:table-cell>
          <table:table-cell table:formula="of:=([.K16]-[.$K$3])^2" office:value-type="percentage" office:value="0.000000185031899386101" calcext:value-type="percentage">
            <text:p>0,00001850%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401" calcext:value-type="float">
            <text:p>154401</text:p>
          </table:table-cell>
          <table:table-cell office:value-type="float" office:value="63664" calcext:value-type="float">
            <text:p>63664</text:p>
          </table:table-cell>
          <table:table-cell office:value-type="float" office:value="5665" calcext:value-type="float">
            <text:p>5665</text:p>
          </table:table-cell>
          <table:table-cell office:value-type="float" office:value="624396" calcext:value-type="float">
            <text:p>624396</text:p>
          </table:table-cell>
          <table:table-cell office:value-type="float" office:value="2586" calcext:value-type="float">
            <text:p>2586</text:p>
          </table:table-cell>
          <table:table-cell office:value-type="float" office:value="61163" calcext:value-type="float">
            <text:p>61163</text:p>
          </table:table-cell>
          <table:table-cell office:value-type="float" office:value="1216" calcext:value-type="float">
            <text:p>1216</text:p>
          </table:table-cell>
          <table:table-cell office:value-type="float" office:value="1288" calcext:value-type="float">
            <text:p>1288</text:p>
          </table:table-cell>
          <table:table-cell office:value-type="float" office:value="1216" calcext:value-type="float">
            <text:p>1216</text:p>
          </table:table-cell>
          <table:table-cell table:formula="of:=([.J17]/([.B17]-[.I17]))" office:value-type="percentage" office:value="0.00794184687126501" calcext:value-type="percentage">
            <text:p>0,79%</text:p>
          </table:table-cell>
          <table:table-cell office:value-type="float" office:value="151897" calcext:value-type="float">
            <text:p>151897</text:p>
          </table:table-cell>
          <table:table-cell office:value-type="float" office:value="526.883255959" calcext:value-type="float">
            <text:p>526,883255959</text:p>
          </table:table-cell>
          <table:table-cell table:formula="of:=([.K17]-[.$K$3])^2" office:value-type="percentage" office:value="0.000000202272108779602" calcext:value-type="percentage">
            <text:p>0,00002023%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4401" calcext:value-type="float">
            <text:p>154401</text:p>
          </table:table-cell>
          <table:table-cell office:value-type="float" office:value="63664" calcext:value-type="float">
            <text:p>63664</text:p>
          </table:table-cell>
          <table:table-cell office:value-type="float" office:value="5665" calcext:value-type="float">
            <text:p>5665</text:p>
          </table:table-cell>
          <table:table-cell office:value-type="float" office:value="624396" calcext:value-type="float">
            <text:p>624396</text:p>
          </table:table-cell>
          <table:table-cell office:value-type="float" office:value="2586" calcext:value-type="float">
            <text:p>2586</text:p>
          </table:table-cell>
          <table:table-cell office:value-type="float" office:value="61064" calcext:value-type="float">
            <text:p>61064</text:p>
          </table:table-cell>
          <table:table-cell office:value-type="float" office:value="1315" calcext:value-type="float">
            <text:p>1315</text:p>
          </table:table-cell>
          <table:table-cell office:value-type="float" office:value="1288" calcext:value-type="float">
            <text:p>1288</text:p>
          </table:table-cell>
          <table:table-cell office:value-type="float" office:value="1315" calcext:value-type="float">
            <text:p>1315</text:p>
          </table:table-cell>
          <table:table-cell table:formula="of:=([.J18]/([.B18]-[.I18]))" office:value-type="percentage" office:value="0.00858842815436965" calcext:value-type="percentage">
            <text:p>0,86%</text:p>
          </table:table-cell>
          <table:table-cell office:value-type="float" office:value="151798" calcext:value-type="float">
            <text:p>151798</text:p>
          </table:table-cell>
          <table:table-cell office:value-type="float" office:value="359.482677937" calcext:value-type="float">
            <text:p>359,482677937</text:p>
          </table:table-cell>
          <table:table-cell table:formula="of:=([.K18]-[.$K$3])^2" office:value-type="percentage" office:value="0.0000000387438467080013" calcext:value-type="percentage">
            <text:p>0,00000387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4401" calcext:value-type="float">
            <text:p>154401</text:p>
          </table:table-cell>
          <table:table-cell office:value-type="float" office:value="63664" calcext:value-type="float">
            <text:p>63664</text:p>
          </table:table-cell>
          <table:table-cell office:value-type="float" office:value="5665" calcext:value-type="float">
            <text:p>5665</text:p>
          </table:table-cell>
          <table:table-cell office:value-type="float" office:value="624396" calcext:value-type="float">
            <text:p>624396</text:p>
          </table:table-cell>
          <table:table-cell office:value-type="float" office:value="2586" calcext:value-type="float">
            <text:p>2586</text:p>
          </table:table-cell>
          <table:table-cell office:value-type="float" office:value="61076" calcext:value-type="float">
            <text:p>61076</text:p>
          </table:table-cell>
          <table:table-cell office:value-type="float" office:value="1303" calcext:value-type="float">
            <text:p>1303</text:p>
          </table:table-cell>
          <table:table-cell office:value-type="float" office:value="1288" calcext:value-type="float">
            <text:p>1288</text:p>
          </table:table-cell>
          <table:table-cell office:value-type="float" office:value="1303" calcext:value-type="float">
            <text:p>1303</text:p>
          </table:table-cell>
          <table:table-cell table:formula="of:=([.J19]/([.B19]-[.I19]))" office:value-type="percentage" office:value="0.00851005466550848" calcext:value-type="percentage">
            <text:p>0,85%</text:p>
          </table:table-cell>
          <table:table-cell office:value-type="float" office:value="151810" calcext:value-type="float">
            <text:p>151810</text:p>
          </table:table-cell>
          <table:table-cell office:value-type="float" office:value="334.034816027" calcext:value-type="float">
            <text:p>334,034816027</text:p>
          </table:table-cell>
          <table:table-cell table:formula="of:=([.K19]-[.$K$3])^2" office:value-type="percentage" office:value="0.0000000140330269988624" calcext:value-type="percentage">
            <text:p>0,00000140%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4401" calcext:value-type="float">
            <text:p>154401</text:p>
          </table:table-cell>
          <table:table-cell office:value-type="float" office:value="63664" calcext:value-type="float">
            <text:p>63664</text:p>
          </table:table-cell>
          <table:table-cell office:value-type="float" office:value="5665" calcext:value-type="float">
            <text:p>5665</text:p>
          </table:table-cell>
          <table:table-cell office:value-type="float" office:value="624396" calcext:value-type="float">
            <text:p>624396</text:p>
          </table:table-cell>
          <table:table-cell office:value-type="float" office:value="2586" calcext:value-type="float">
            <text:p>2586</text:p>
          </table:table-cell>
          <table:table-cell office:value-type="float" office:value="61054" calcext:value-type="float">
            <text:p>61054</text:p>
          </table:table-cell>
          <table:table-cell office:value-type="float" office:value="1325" calcext:value-type="float">
            <text:p>1325</text:p>
          </table:table-cell>
          <table:table-cell office:value-type="float" office:value="1288" calcext:value-type="float">
            <text:p>1288</text:p>
          </table:table-cell>
          <table:table-cell office:value-type="float" office:value="1325" calcext:value-type="float">
            <text:p>1325</text:p>
          </table:table-cell>
          <table:table-cell table:formula="of:=([.J20]/([.B20]-[.I20]))" office:value-type="percentage" office:value="0.00865373939508729" calcext:value-type="percentage">
            <text:p>0,87%</text:p>
          </table:table-cell>
          <table:table-cell office:value-type="float" office:value="151788" calcext:value-type="float">
            <text:p>151788</text:p>
          </table:table-cell>
          <table:table-cell office:value-type="float" office:value="361.958907843" calcext:value-type="float">
            <text:p>361,958907843</text:p>
          </table:table-cell>
          <table:table-cell table:formula="of:=([.K20]-[.$K$3])^2" office:value-type="percentage" office:value="0.0000000687204244265869" calcext:value-type="percentage">
            <text:p>0,00000687%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4401" calcext:value-type="float">
            <text:p>154401</text:p>
          </table:table-cell>
          <table:table-cell office:value-type="float" office:value="63664" calcext:value-type="float">
            <text:p>63664</text:p>
          </table:table-cell>
          <table:table-cell office:value-type="float" office:value="5665" calcext:value-type="float">
            <text:p>5665</text:p>
          </table:table-cell>
          <table:table-cell office:value-type="float" office:value="624396" calcext:value-type="float">
            <text:p>624396</text:p>
          </table:table-cell>
          <table:table-cell office:value-type="float" office:value="2586" calcext:value-type="float">
            <text:p>2586</text:p>
          </table:table-cell>
          <table:table-cell office:value-type="float" office:value="61059" calcext:value-type="float">
            <text:p>61059</text:p>
          </table:table-cell>
          <table:table-cell office:value-type="float" office:value="1320" calcext:value-type="float">
            <text:p>1320</text:p>
          </table:table-cell>
          <table:table-cell office:value-type="float" office:value="1288" calcext:value-type="float">
            <text:p>1288</text:p>
          </table:table-cell>
          <table:table-cell office:value-type="float" office:value="1320" calcext:value-type="float">
            <text:p>1320</text:p>
          </table:table-cell>
          <table:table-cell table:formula="of:=([.J21]/([.B21]-[.I21]))" office:value-type="percentage" office:value="0.00862108377472847" calcext:value-type="percentage">
            <text:p>0,86%</text:p>
          </table:table-cell>
          <table:table-cell office:value-type="float" office:value="151793" calcext:value-type="float">
            <text:p>151793</text:p>
          </table:table-cell>
          <table:table-cell office:value-type="float" office:value="354.446228981" calcext:value-type="float">
            <text:p>354,446228981</text:p>
          </table:table-cell>
          <table:table-cell table:formula="of:=([.K21]-[.$K$3])^2" office:value-type="percentage" office:value="0.0000000526657460262747" calcext:value-type="percentage">
            <text:p>0,00000527%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4401" calcext:value-type="float">
            <text:p>154401</text:p>
          </table:table-cell>
          <table:table-cell office:value-type="float" office:value="63664" calcext:value-type="float">
            <text:p>63664</text:p>
          </table:table-cell>
          <table:table-cell office:value-type="float" office:value="5665" calcext:value-type="float">
            <text:p>5665</text:p>
          </table:table-cell>
          <table:table-cell office:value-type="float" office:value="624396" calcext:value-type="float">
            <text:p>624396</text:p>
          </table:table-cell>
          <table:table-cell office:value-type="float" office:value="2586" calcext:value-type="float">
            <text:p>2586</text:p>
          </table:table-cell>
          <table:table-cell office:value-type="float" office:value="61045" calcext:value-type="float">
            <text:p>61045</text:p>
          </table:table-cell>
          <table:table-cell office:value-type="float" office:value="1334" calcext:value-type="float">
            <text:p>1334</text:p>
          </table:table-cell>
          <table:table-cell office:value-type="float" office:value="1288" calcext:value-type="float">
            <text:p>1288</text:p>
          </table:table-cell>
          <table:table-cell office:value-type="float" office:value="1334" calcext:value-type="float">
            <text:p>1334</text:p>
          </table:table-cell>
          <table:table-cell table:formula="of:=([.J22]/([.B22]-[.I22]))" office:value-type="percentage" office:value="0.00871251951173316" calcext:value-type="percentage">
            <text:p>0,87%</text:p>
          </table:table-cell>
          <table:table-cell office:value-type="float" office:value="151779" calcext:value-type="float">
            <text:p>151779</text:p>
          </table:table-cell>
          <table:table-cell office:value-type="float" office:value="371.88044405" calcext:value-type="float">
            <text:p>371,88044405</text:p>
          </table:table-cell>
          <table:table-cell table:formula="of:=([.K22]-[.$K$3])^2" office:value-type="percentage" office:value="0.000000102993448833887" calcext:value-type="percentage">
            <text:p>0,00001030%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4401" calcext:value-type="float">
            <text:p>154401</text:p>
          </table:table-cell>
          <table:table-cell office:value-type="float" office:value="63664" calcext:value-type="float">
            <text:p>63664</text:p>
          </table:table-cell>
          <table:table-cell office:value-type="float" office:value="5665" calcext:value-type="float">
            <text:p>5665</text:p>
          </table:table-cell>
          <table:table-cell office:value-type="float" office:value="624396" calcext:value-type="float">
            <text:p>624396</text:p>
          </table:table-cell>
          <table:table-cell office:value-type="float" office:value="2586" calcext:value-type="float">
            <text:p>2586</text:p>
          </table:table-cell>
          <table:table-cell office:value-type="float" office:value="61145" calcext:value-type="float">
            <text:p>61145</text:p>
          </table:table-cell>
          <table:table-cell office:value-type="float" office:value="1234" calcext:value-type="float">
            <text:p>1234</text:p>
          </table:table-cell>
          <table:table-cell office:value-type="float" office:value="1288" calcext:value-type="float">
            <text:p>1288</text:p>
          </table:table-cell>
          <table:table-cell office:value-type="float" office:value="1234" calcext:value-type="float">
            <text:p>1234</text:p>
          </table:table-cell>
          <table:table-cell table:formula="of:=([.J23]/([.B23]-[.I23]))" office:value-type="percentage" office:value="0.00805940710455677" calcext:value-type="percentage">
            <text:p>0,81%</text:p>
          </table:table-cell>
          <table:table-cell office:value-type="float" office:value="151879" calcext:value-type="float">
            <text:p>151879</text:p>
          </table:table-cell>
          <table:table-cell office:value-type="float" office:value="417.564481974" calcext:value-type="float">
            <text:p>417,564481974</text:p>
          </table:table-cell>
          <table:table-cell table:formula="of:=([.K23]-[.$K$3])^2" office:value-type="percentage" office:value="0.000000110347859461606" calcext:value-type="percentage">
            <text:p>0,00001103%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4401" calcext:value-type="float">
            <text:p>154401</text:p>
          </table:table-cell>
          <table:table-cell office:value-type="float" office:value="63664" calcext:value-type="float">
            <text:p>63664</text:p>
          </table:table-cell>
          <table:table-cell office:value-type="float" office:value="5665" calcext:value-type="float">
            <text:p>5665</text:p>
          </table:table-cell>
          <table:table-cell office:value-type="float" office:value="624396" calcext:value-type="float">
            <text:p>624396</text:p>
          </table:table-cell>
          <table:table-cell office:value-type="float" office:value="2586" calcext:value-type="float">
            <text:p>2586</text:p>
          </table:table-cell>
          <table:table-cell office:value-type="float" office:value="61074" calcext:value-type="float">
            <text:p>61074</text:p>
          </table:table-cell>
          <table:table-cell office:value-type="float" office:value="1305" calcext:value-type="float">
            <text:p>1305</text:p>
          </table:table-cell>
          <table:table-cell office:value-type="float" office:value="1288" calcext:value-type="float">
            <text:p>1288</text:p>
          </table:table-cell>
          <table:table-cell office:value-type="float" office:value="1305" calcext:value-type="float">
            <text:p>1305</text:p>
          </table:table-cell>
          <table:table-cell table:formula="of:=([.J24]/([.B24]-[.I24]))" office:value-type="percentage" office:value="0.00852311691365201" calcext:value-type="percentage">
            <text:p>0,85%</text:p>
          </table:table-cell>
          <table:table-cell office:value-type="float" office:value="151808" calcext:value-type="float">
            <text:p>151808</text:p>
          </table:table-cell>
          <table:table-cell office:value-type="float" office:value="333.685301065" calcext:value-type="float">
            <text:p>333,685301065</text:p>
          </table:table-cell>
          <table:table-cell table:formula="of:=([.K24]-[.$K$3])^2" office:value-type="percentage" office:value="0.0000000172983853175699" calcext:value-type="percentage">
            <text:p>0,00000173%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4401" calcext:value-type="float">
            <text:p>154401</text:p>
          </table:table-cell>
          <table:table-cell office:value-type="float" office:value="63664" calcext:value-type="float">
            <text:p>63664</text:p>
          </table:table-cell>
          <table:table-cell office:value-type="float" office:value="5665" calcext:value-type="float">
            <text:p>5665</text:p>
          </table:table-cell>
          <table:table-cell office:value-type="float" office:value="624396" calcext:value-type="float">
            <text:p>624396</text:p>
          </table:table-cell>
          <table:table-cell office:value-type="float" office:value="2586" calcext:value-type="float">
            <text:p>2586</text:p>
          </table:table-cell>
          <table:table-cell office:value-type="float" office:value="61077" calcext:value-type="float">
            <text:p>61077</text:p>
          </table:table-cell>
          <table:table-cell office:value-type="float" office:value="1302" calcext:value-type="float">
            <text:p>1302</text:p>
          </table:table-cell>
          <table:table-cell office:value-type="float" office:value="1288" calcext:value-type="float">
            <text:p>1288</text:p>
          </table:table-cell>
          <table:table-cell office:value-type="float" office:value="1302" calcext:value-type="float">
            <text:p>1302</text:p>
          </table:table-cell>
          <table:table-cell table:formula="of:=([.J25]/([.B25]-[.I25]))" office:value-type="percentage" office:value="0.00850352354143672" calcext:value-type="percentage">
            <text:p>0,85%</text:p>
          </table:table-cell>
          <table:table-cell office:value-type="float" office:value="151811" calcext:value-type="float">
            <text:p>151811</text:p>
          </table:table-cell>
          <table:table-cell office:value-type="float" office:value="336.304244995" calcext:value-type="float">
            <text:p>336,304244995</text:p>
          </table:table-cell>
          <table:table-cell table:formula="of:=([.K25]-[.$K$3])^2" office:value-type="percentage" office:value="0.0000000125283145844309" calcext:value-type="percentage">
            <text:p>0,00000125%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4401" calcext:value-type="float">
            <text:p>154401</text:p>
          </table:table-cell>
          <table:table-cell office:value-type="float" office:value="63664" calcext:value-type="float">
            <text:p>63664</text:p>
          </table:table-cell>
          <table:table-cell office:value-type="float" office:value="5665" calcext:value-type="float">
            <text:p>5665</text:p>
          </table:table-cell>
          <table:table-cell office:value-type="float" office:value="624396" calcext:value-type="float">
            <text:p>624396</text:p>
          </table:table-cell>
          <table:table-cell office:value-type="float" office:value="2586" calcext:value-type="float">
            <text:p>2586</text:p>
          </table:table-cell>
          <table:table-cell office:value-type="float" office:value="61016" calcext:value-type="float">
            <text:p>61016</text:p>
          </table:table-cell>
          <table:table-cell office:value-type="float" office:value="1363" calcext:value-type="float">
            <text:p>1363</text:p>
          </table:table-cell>
          <table:table-cell office:value-type="float" office:value="1288" calcext:value-type="float">
            <text:p>1288</text:p>
          </table:table-cell>
          <table:table-cell office:value-type="float" office:value="1363" calcext:value-type="float">
            <text:p>1363</text:p>
          </table:table-cell>
          <table:table-cell table:formula="of:=([.J26]/([.B26]-[.I26]))" office:value-type="percentage" office:value="0.00890192210981432" calcext:value-type="percentage">
            <text:p>0,89%</text:p>
          </table:table-cell>
          <table:table-cell office:value-type="float" office:value="151750" calcext:value-type="float">
            <text:p>151750</text:p>
          </table:table-cell>
          <table:table-cell office:value-type="float" office:value="281.001857042" calcext:value-type="float">
            <text:p>281,001857042</text:p>
          </table:table-cell>
          <table:table-cell table:formula="of:=([.K26]-[.$K$3])^2" office:value-type="percentage" office:value="0.000000260435200669988" calcext:value-type="percentage">
            <text:p>0,00002604%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4401" calcext:value-type="float">
            <text:p>154401</text:p>
          </table:table-cell>
          <table:table-cell office:value-type="float" office:value="63664" calcext:value-type="float">
            <text:p>63664</text:p>
          </table:table-cell>
          <table:table-cell office:value-type="float" office:value="5665" calcext:value-type="float">
            <text:p>5665</text:p>
          </table:table-cell>
          <table:table-cell office:value-type="float" office:value="624396" calcext:value-type="float">
            <text:p>624396</text:p>
          </table:table-cell>
          <table:table-cell office:value-type="float" office:value="2586" calcext:value-type="float">
            <text:p>2586</text:p>
          </table:table-cell>
          <table:table-cell office:value-type="float" office:value="61137" calcext:value-type="float">
            <text:p>61137</text:p>
          </table:table-cell>
          <table:table-cell office:value-type="float" office:value="1242" calcext:value-type="float">
            <text:p>1242</text:p>
          </table:table-cell>
          <table:table-cell office:value-type="float" office:value="1288" calcext:value-type="float">
            <text:p>1288</text:p>
          </table:table-cell>
          <table:table-cell office:value-type="float" office:value="1242" calcext:value-type="float">
            <text:p>1242</text:p>
          </table:table-cell>
          <table:table-cell table:formula="of:=([.J27]/([.B27]-[.I27]))" office:value-type="percentage" office:value="0.00811165609713088" calcext:value-type="percentage">
            <text:p>0,81%</text:p>
          </table:table-cell>
          <table:table-cell office:value-type="float" office:value="151871" calcext:value-type="float">
            <text:p>151871</text:p>
          </table:table-cell>
          <table:table-cell office:value-type="float" office:value="395.550204992" calcext:value-type="float">
            <text:p>395,550204992</text:p>
          </table:table-cell>
          <table:table-cell table:formula="of:=([.K27]-[.$K$3])^2" office:value-type="percentage" office:value="0.0000000783649985237789" calcext:value-type="percentage">
            <text:p>0,00000784%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4401" calcext:value-type="float">
            <text:p>154401</text:p>
          </table:table-cell>
          <table:table-cell office:value-type="float" office:value="63664" calcext:value-type="float">
            <text:p>63664</text:p>
          </table:table-cell>
          <table:table-cell office:value-type="float" office:value="5665" calcext:value-type="float">
            <text:p>5665</text:p>
          </table:table-cell>
          <table:table-cell office:value-type="float" office:value="624396" calcext:value-type="float">
            <text:p>624396</text:p>
          </table:table-cell>
          <table:table-cell office:value-type="float" office:value="2586" calcext:value-type="float">
            <text:p>2586</text:p>
          </table:table-cell>
          <table:table-cell office:value-type="float" office:value="61167" calcext:value-type="float">
            <text:p>61167</text:p>
          </table:table-cell>
          <table:table-cell office:value-type="float" office:value="1212" calcext:value-type="float">
            <text:p>1212</text:p>
          </table:table-cell>
          <table:table-cell office:value-type="float" office:value="1288" calcext:value-type="float">
            <text:p>1288</text:p>
          </table:table-cell>
          <table:table-cell office:value-type="float" office:value="1212" calcext:value-type="float">
            <text:p>1212</text:p>
          </table:table-cell>
          <table:table-cell table:formula="of:=([.J28]/([.B28]-[.I28]))" office:value-type="percentage" office:value="0.00791572237497796" calcext:value-type="percentage">
            <text:p>0,79%</text:p>
          </table:table-cell>
          <table:table-cell office:value-type="float" office:value="151901" calcext:value-type="float">
            <text:p>151901</text:p>
          </table:table-cell>
          <table:table-cell office:value-type="float" office:value="450.062536001" calcext:value-type="float">
            <text:p>450,062536001</text:p>
          </table:table-cell>
          <table:table-cell table:formula="of:=([.K28]-[.$K$3])^2" office:value-type="percentage" office:value="0.000000226453410923546" calcext:value-type="percentage">
            <text:p>0,00002265%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4401" calcext:value-type="float">
            <text:p>154401</text:p>
          </table:table-cell>
          <table:table-cell office:value-type="float" office:value="63664" calcext:value-type="float">
            <text:p>63664</text:p>
          </table:table-cell>
          <table:table-cell office:value-type="float" office:value="5665" calcext:value-type="float">
            <text:p>5665</text:p>
          </table:table-cell>
          <table:table-cell office:value-type="float" office:value="624396" calcext:value-type="float">
            <text:p>624396</text:p>
          </table:table-cell>
          <table:table-cell office:value-type="float" office:value="2586" calcext:value-type="float">
            <text:p>2586</text:p>
          </table:table-cell>
          <table:table-cell office:value-type="float" office:value="61176" calcext:value-type="float">
            <text:p>61176</text:p>
          </table:table-cell>
          <table:table-cell office:value-type="float" office:value="1203" calcext:value-type="float">
            <text:p>1203</text:p>
          </table:table-cell>
          <table:table-cell office:value-type="float" office:value="1288" calcext:value-type="float">
            <text:p>1288</text:p>
          </table:table-cell>
          <table:table-cell office:value-type="float" office:value="1203" calcext:value-type="float">
            <text:p>1203</text:p>
          </table:table-cell>
          <table:table-cell table:formula="of:=([.J29]/([.B29]-[.I29]))" office:value-type="percentage" office:value="0.00785694225833208" calcext:value-type="percentage">
            <text:p>0,79%</text:p>
          </table:table-cell>
          <table:table-cell office:value-type="float" office:value="151910" calcext:value-type="float">
            <text:p>151910</text:p>
          </table:table-cell>
          <table:table-cell office:value-type="float" office:value="420.237900972" calcext:value-type="float">
            <text:p>420,237900972</text:p>
          </table:table-cell>
          <table:table-cell table:formula="of:=([.K29]-[.$K$3])^2" office:value-type="percentage" office:value="0.000000285852043799387" calcext:value-type="percentage">
            <text:p>0,00002859%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4401" calcext:value-type="float">
            <text:p>154401</text:p>
          </table:table-cell>
          <table:table-cell office:value-type="float" office:value="63664" calcext:value-type="float">
            <text:p>63664</text:p>
          </table:table-cell>
          <table:table-cell office:value-type="float" office:value="5665" calcext:value-type="float">
            <text:p>5665</text:p>
          </table:table-cell>
          <table:table-cell office:value-type="float" office:value="624396" calcext:value-type="float">
            <text:p>624396</text:p>
          </table:table-cell>
          <table:table-cell office:value-type="float" office:value="2586" calcext:value-type="float">
            <text:p>2586</text:p>
          </table:table-cell>
          <table:table-cell office:value-type="float" office:value="61095" calcext:value-type="float">
            <text:p>61095</text:p>
          </table:table-cell>
          <table:table-cell office:value-type="float" office:value="1284" calcext:value-type="float">
            <text:p>1284</text:p>
          </table:table-cell>
          <table:table-cell office:value-type="float" office:value="1288" calcext:value-type="float">
            <text:p>1288</text:p>
          </table:table-cell>
          <table:table-cell office:value-type="float" office:value="1284" calcext:value-type="float">
            <text:p>1284</text:p>
          </table:table-cell>
          <table:table-cell table:formula="of:=([.J30]/([.B30]-[.I30]))" office:value-type="percentage" office:value="0.00838596330814496" calcext:value-type="percentage">
            <text:p>0,84%</text:p>
          </table:table-cell>
          <table:table-cell office:value-type="float" office:value="151829" calcext:value-type="float">
            <text:p>151829</text:p>
          </table:table-cell>
          <table:table-cell office:value-type="float" office:value="365.195672989" calcext:value-type="float">
            <text:p>365,195672989</text:p>
          </table:table-cell>
          <table:table-cell table:formula="of:=([.K30]-[.$K$3])^2" office:value-type="percentage" office:value="0.0000000000317000458091408" calcext:value-type="percentage">
            <text:p>0,00000000%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4401" calcext:value-type="float">
            <text:p>154401</text:p>
          </table:table-cell>
          <table:table-cell office:value-type="float" office:value="63664" calcext:value-type="float">
            <text:p>63664</text:p>
          </table:table-cell>
          <table:table-cell office:value-type="float" office:value="5665" calcext:value-type="float">
            <text:p>5665</text:p>
          </table:table-cell>
          <table:table-cell office:value-type="float" office:value="624396" calcext:value-type="float">
            <text:p>624396</text:p>
          </table:table-cell>
          <table:table-cell office:value-type="float" office:value="2586" calcext:value-type="float">
            <text:p>2586</text:p>
          </table:table-cell>
          <table:table-cell office:value-type="float" office:value="61094" calcext:value-type="float">
            <text:p>61094</text:p>
          </table:table-cell>
          <table:table-cell office:value-type="float" office:value="1285" calcext:value-type="float">
            <text:p>1285</text:p>
          </table:table-cell>
          <table:table-cell office:value-type="float" office:value="1288" calcext:value-type="float">
            <text:p>1288</text:p>
          </table:table-cell>
          <table:table-cell office:value-type="float" office:value="1285" calcext:value-type="float">
            <text:p>1285</text:p>
          </table:table-cell>
          <table:table-cell table:formula="of:=([.J31]/([.B31]-[.I31]))" office:value-type="percentage" office:value="0.00839249443221673" calcext:value-type="percentage">
            <text:p>0,84%</text:p>
          </table:table-cell>
          <table:table-cell office:value-type="float" office:value="151828" calcext:value-type="float">
            <text:p>151828</text:p>
          </table:table-cell>
          <table:table-cell office:value-type="float" office:value="392.043571949" calcext:value-type="float">
            <text:p>392,043571949</text:p>
          </table:table-cell>
          <table:table-cell table:formula="of:=([.K31]-[.$K$3])^2" office:value-type="percentage" office:value="0.000000000000811521172713129" calcext:value-type="percentage">
            <text:p>0,00000000%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4401" calcext:value-type="float">
            <text:p>154401</text:p>
          </table:table-cell>
          <table:table-cell office:value-type="float" office:value="63664" calcext:value-type="float">
            <text:p>63664</text:p>
          </table:table-cell>
          <table:table-cell office:value-type="float" office:value="5665" calcext:value-type="float">
            <text:p>5665</text:p>
          </table:table-cell>
          <table:table-cell office:value-type="float" office:value="624396" calcext:value-type="float">
            <text:p>624396</text:p>
          </table:table-cell>
          <table:table-cell office:value-type="float" office:value="2586" calcext:value-type="float">
            <text:p>2586</text:p>
          </table:table-cell>
          <table:table-cell office:value-type="float" office:value="61042" calcext:value-type="float">
            <text:p>61042</text:p>
          </table:table-cell>
          <table:table-cell office:value-type="float" office:value="1337" calcext:value-type="float">
            <text:p>1337</text:p>
          </table:table-cell>
          <table:table-cell office:value-type="float" office:value="1288" calcext:value-type="float">
            <text:p>1288</text:p>
          </table:table-cell>
          <table:table-cell office:value-type="float" office:value="1337" calcext:value-type="float">
            <text:p>1337</text:p>
          </table:table-cell>
          <table:table-cell table:formula="of:=([.J32]/([.B32]-[.I32]))" office:value-type="percentage" office:value="0.00873211288394846" calcext:value-type="percentage">
            <text:p>0,87%</text:p>
          </table:table-cell>
          <table:table-cell office:value-type="float" office:value="151776" calcext:value-type="float">
            <text:p>151776</text:p>
          </table:table-cell>
          <table:table-cell office:value-type="float" office:value="420.283246994" calcext:value-type="float">
            <text:p>420,283246994</text:p>
          </table:table-cell>
          <table:table-cell table:formula="of:=([.K32]-[.$K$3])^2" office:value-type="percentage" office:value="0.000000115953391242055" calcext:value-type="percentage">
            <text:p>0,00001160%</text:p>
          </table:table-cell>
        </table:table-row>
        <table:table-row table:style-name="ro1">
          <table:table-cell table:number-columns-repeated="10"/>
          <table:table-cell table:formula="of:=STDEV([.K4:.K32])" office:value-type="percentage" office:value="0.000301619585991894" calcext:value-type="percentage">
            <text:p>0,03%</text:p>
          </table:table-cell>
          <table:table-cell table:number-columns-repeated="2"/>
          <table:table-cell table:formula="of:=SUM([.N4:.N32])" office:value-type="percentage" office:value="0.0000025472824903098" calcext:value-type="percentage">
            <text:p>0,00025473%</text:p>
          </table:table-cell>
        </table:table-row>
        <table:table-row table:style-name="ro1">
          <table:table-cell table:number-columns-repeated="10"/>
          <table:table-cell table:style-name="Default"/>
          <table:table-cell table:number-columns-repeated="2"/>
          <table:table-cell table:style-name="Default" table:formula="of:=([.N33]/COUNT([.N4:.N32]))" office:value-type="float" office:value="0.000000087837327252062" calcext:value-type="float">
            <text:p>8,7837327252062E-08</text:p>
          </table:table-cell>
        </table:table-row>
        <table:table-row table:style-name="ro1">
          <table:table-cell table:number-columns-repeated="10"/>
          <table:table-cell table:style-name="Default"/>
          <table:table-cell table:number-columns-repeated="2"/>
          <table:table-cell table:style-name="ce4" table:formula="of:=SQRT([.N34])" office:value-type="percentage" office:value="0.000296373627794482" calcext:value-type="percentage">
            <text:p>0,03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0" loext:min-decimal-places="10" number:min-integer-digits="1"/>
    </number:number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1" loext:min-decimal-places="1" number:min-integer-digits="1"/>
    </number:number-style>
    <number:number-style style:name="N116">
      <number:number number:decimal-places="11" loext:min-decimal-places="11" number:min-integer-digits="1"/>
    </number:number-style>
    <number:percentage-style style:name="N117">
      <number:number number:decimal-places="3" loext:min-decimal-places="3" number:min-integer-digits="1"/>
      <number:text>%</number:text>
    </number:percentage-style>
    <number:percentage-style style:name="N118">
      <number:number number:decimal-places="4" loext:min-decimal-places="4" number:min-integer-digits="1"/>
      <number:text>%</number:text>
    </number:percentage-style>
    <number:percentage-style style:name="N119">
      <number:number number:decimal-places="5" loext:min-decimal-places="5" number:min-integer-digits="1"/>
      <number:text>%</number:text>
    </number:percentage-style>
    <number:percentage-style style:name="N120">
      <number:number number:decimal-places="6" loext:min-decimal-places="6" number:min-integer-digits="1"/>
      <number:text>%</number:text>
    </number:percentage-style>
    <number:percentage-style style:name="N121">
      <number:number number:decimal-places="7" loext:min-decimal-places="7" number:min-integer-digits="1"/>
      <number:text>%</number:text>
    </number:percentage-style>
    <number:percentage-style style:name="N122">
      <number:number number:decimal-places="8" loext:min-decimal-places="8" number:min-integer-digits="1"/>
      <number:text>%</number:text>
    </number:percentage-style>
    <style:style style:name="Default" style:family="table-cell">
      <style:text-properties style:font-name-asian="Noto Sans" style:font-family-asian="'Noto Sans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6">00/00/0000</text:date>, <text:time style:data-style-name="N2" text:time-value="20:49:23.63691796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6T01:03:13.578305082</dc:date>
    <meta:editing-duration>PT3H57M54S</meta:editing-duration>
    <meta:editing-cycles>2</meta:editing-cycles>
    <meta:generator>LibreOffice/5.4.0.3$Linux_X86_64 LibreOffice_project/40m0$Build-3</meta:generator>
    <meta:document-statistic meta:table-count="1" meta:cell-count="430" meta:object-count="0"/>
  </office:meta>
</office:document-meta>
</file>